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6F5E732C2AC9A096.png" manifest:media-type="image/png"/>
  <manifest:file-entry manifest:full-path="Pictures/100005810000031A0000031A90A9BB170713D465.svg" manifest:media-type="image/svg+xml"/>
  <manifest:file-entry manifest:full-path="Pictures/100000010000001E0000001E6BAD006F9346AF7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4bb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1794051668" text:style-name="L1">
        <text:list-item>
          <text:p text:style-name="P103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32339420942901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32340555080096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32338988894462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 installation 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69">,</text:span></text:span><text:span text:style-name="Emphasis"><text:span text:style-name="T268">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78"> </text:span></text:span><text:span text:style-name="Emphasis"><text:span text:style-name="T2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6BAD006F9346AF72.png" xlink:type="simple" xlink:show="embed" xlink:actuate="onLoad" draw:mime-type="image/png"/></draw:frame></draw:a></text:span></text:span><text:span text:style-name="Emphasis"><text:span text:style-name="T29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6F5E732C2AC9A096.png" xlink:type="simple" xlink:show="embed" xlink:actuate="onLoad" draw:mime-type="image/png"/></draw:frame></draw:a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31T13:23:38.378689954">31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3:38.216068256</dc:date>
    <meta:keyword>Installatie</meta:keyword>
    <meta:keyword>Checklist</meta:keyword>
    <meta:keyword>Linux</meta:keyword>
    <meta:editing-cycles>6946</meta:editing-cycles>
    <meta:editing-duration>P12DT6H48M10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1" meta:character-count="4202" meta:non-whitespace-character-count="3565"/>
    <meta:user-defined meta:name="Info 1"/>
    <meta:user-defined meta:name="Info 2"/>
    <meta:user-defined meta:name="Info 3"/>
    <meta:user-defined meta:name="Info 4"/>
  </office:meta>
</office:document-meta>
</file>